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10">
      <style:paragraph-properties fo:margin-left="0cm" fo:margin-right="0cm" fo:text-indent="0cm" style:auto-text-indent="false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1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response-content-container">
        <text:h text:style-name="Heading_20_2" text:outline-level="2"><text:span text:style-name="Strong_20_Emphasis">📁 4.1 - Elegir un Sistema Operativo</text:span></text:h>
        <text:h text:style-name="P5" text:outline-level="3">Introducción</text:h>
        <text:p text:style-name="P13">Un sistema operativo (SO) es el software encargado de gestionar los recursos del hardware y proporcionar servicios para la ejecución de aplicaciones. La elección del SO depende de factores como el propósito del equipo, la compatibilidad con hardware, seguridad, rendimiento y preferencias del usuario.</text:p>
        <text:h text:style-name="P5" text:outline-level="3">Conceptos Clave</text:h>
        <text:list text:style-name="L10">
          <text:list-item>
            <text:p text:style-name="P22"><text:span text:style-name="Strong_20_Emphasis">Sistemas Operativos Populares </text:span>:</text:p>
            <text:list>
              <text:list-item>
                <text:p text:style-name="P22"><text:span text:style-name="Strong_20_Emphasis">Linux </text:span>: Abierto, personalizable, ideal para servidores, desarrollo y usuarios avanzados.</text:p>
              </text:list-item>
              <text:list-item>
                <text:p text:style-name="P22"><text:span text:style-name="Strong_20_Emphasis">Windows </text:span>: Amigable para usuarios comunes, amplia compatibilidad con software comercial.</text:p>
              </text:list-item>
              <text:list-item>
                <text:p text:style-name="P22"><text:span text:style-name="Strong_20_Emphasis">macOS </text:span>: Basado en Unix, usado por desarrolladores Apple, integrado con hardware.</text:p>
              </text:list-item>
            </text:list>
          </text:list-item>
          <text:list-item>
            <text:p text:style-name="P22"><text:span text:style-name="Strong_20_Emphasis">Distribuciones Linux </text:span>: Ubuntu, Fedora, Debian, Arch, etc.</text:p>
          </text:list-item>
          <text:list-item>
            <text:p text:style-name="P22"><text:span text:style-name="Strong_20_Emphasis">Servidor vs. Escritorio </text:span>: Diferentes necesidades, diferentes configuraciones.</text:p>
          </text:list-item>
          <text:list-item>
            <text:p text:style-name="P23"><text:span text:style-name="Strong_20_Emphasis">Software Libre vs. Propietario </text:span>: Control total vs. facilidad de uso.</text:p>
          </text:list-item>
        </text:list>
        <text:h text:style-name="P5" text:outline-level="3">Recursos Adicionales</text:h>
        <text:list text:style-name="L11">
          <text:list-item>
            <text:p text:style-name="P24"><text:a xlink:type="simple" xlink:href="https://es.wikipedia.org/wiki/Sistema_operativo" office:target-frame-name="_blank" xlink:show="new" text:style-name="Internet_20_link" text:visited-style-name="Visited_20_Internet_20_Link">Wikipedia - Sistema operativo</text:a></text:p>
          </text:list-item>
          <text:list-item>
            <text:p text:style-name="P24"><text:a xlink:type="simple" xlink:href="https://en.wikipedia.org/wiki/Comparison_of_operating_systems" office:target-frame-name="_blank" xlink:show="new" text:style-name="Internet_20_link" text:visited-style-name="Visited_20_Internet_20_Link">Comparativa de sistemas operativos - Wikipedia</text:a></text:p>
          </text:list-item>
          <text:list-item>
            <text:p text:style-name="P24"><text:a xlink:type="simple" xlink:href="https://distrowatch.com/" office:target-frame-name="_blank" xlink:show="new" text:style-name="Internet_20_link" text:visited-style-name="Visited_20_Internet_20_Link">Distrowatch.com </text:a>– Comparativas de distribuciones Linux</text:p>
          </text:list-item>
          <text:list-item>
            <text:p text:style-name="P25"><text:a xlink:type="simple" xlink:href="https://www.gnu.org/philosophy/free-sw.es.html" office:target-frame-name="_blank" xlink:show="new" text:style-name="Internet_20_link" text:visited-style-name="Visited_20_Internet_20_Link">GNU Project - What is Free Software?</text:a>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36:12.348256369</dc:date>
    <meta:editing-duration>PT1H52M49S</meta:editing-duration>
    <meta:editing-cycles>13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19" meta:word-count="168" meta:character-count="1127" meta:non-whitespace-character-count="987"/>
  </office:meta>
</office:document-meta>
</file>